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CONSA YOLAN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435008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NDOZA GORDILLO, ELIZABETH YUREM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3106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HUAMANI CONSA, YOLAND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35008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2:49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